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602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7854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828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le_S2_SeasonDelta_B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Zone</text:p>
          </table:table-cell>
          <table:table-cell table:style-name="ce1" office:value-type="string" calcext:value-type="string" table:number-columns-spanned="1" table:number-rows-spanned="2">
            <text:p>Region</text:p>
          </table:table-cell>
          <table:table-cell table:style-name="ce1" office:value-type="string" calcext:value-type="string" table:number-columns-spanned="1" table:number-rows-spanned="2">
            <text:p>Season</text:p>
          </table:table-cell>
          <table:table-cell table:style-name="ce1" table:number-columns-spanned="5" table:number-rows-spanned="1"/>
          <table:covered-table-cell table:number-columns-repeated="4" table:style-name="ce2"/>
        </table:table-row>
        <table:table-row table:style-name="ro1">
          <table:covered-table-cell table:number-columns-repeated="3" table:style-name="ce2"/>
          <table:table-cell table:style-name="ce2" office:value-type="string" calcext:value-type="string">
            <text:p>TA</text:p>
          </table:table-cell>
          <table:table-cell table:style-name="ce2" office:value-type="string" calcext:value-type="string">
            <text:p>DIC</text:p>
          </table:table-cell>
          <table:table-cell table:style-name="ce2" office:value-type="string" calcext:value-type="string">
            <text:p>pCO2</text:p>
          </table:table-cell>
          <table:table-cell table:style-name="ce2" office:value-type="string" calcext:value-type="string">
            <text:p>pH</text:p>
          </table:table-cell>
          <table:table-cell table:style-name="ce2" office:value-type="string" calcext:value-type="string">
            <text:p>Ar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16">
            <text:p>Inshore</text:p>
          </table:table-cell>
          <table:table-cell table:style-name="ce3" office:value-type="string" calcext:value-type="string" table:number-columns-spanned="1" table:number-rows-spanned="4">
            <text:p>BB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float" office:value="40.663" calcext:value-type="float">
            <text:p>40.663</text:p>
          </table:table-cell>
          <table:table-cell table:style-name="ce6" office:value-type="float" office:value="47.218" calcext:value-type="float">
            <text:p>47.218</text:p>
          </table:table-cell>
          <table:table-cell table:style-name="ce6" office:value-type="float" office:value="-3.035" calcext:value-type="float">
            <text:p>-3.035</text:p>
          </table:table-cell>
          <table:table-cell table:style-name="ce6" office:value-type="float" office:value="0.014" calcext:value-type="float">
            <text:p>0.014</text:p>
          </table:table-cell>
          <table:table-cell table:style-name="ce6" office:value-type="float" office:value="-0.062" calcext:value-type="float">
            <text:p>-0.06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ring</text:p>
          </table:table-cell>
          <table:table-cell office:value-type="float" office:value="-62.402" calcext:value-type="float">
            <text:p>-62.402</text:p>
          </table:table-cell>
          <table:table-cell office:value-type="float" office:value="-90.012" calcext:value-type="float">
            <text:p>-90.012</text:p>
          </table:table-cell>
          <table:table-cell office:value-type="float" office:value="-60.169" calcext:value-type="float">
            <text:p>-60.169</text:p>
          </table:table-cell>
          <table:table-cell office:value-type="float" office:value="0.047" calcext:value-type="float">
            <text:p>0.047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mmer</text:p>
          </table:table-cell>
          <table:table-cell office:value-type="float" office:value="-37.624" calcext:value-type="float">
            <text:p>-37.624</text:p>
          </table:table-cell>
          <table:table-cell office:value-type="float" office:value="-1.399" calcext:value-type="float">
            <text:p>-1.399</text:p>
          </table:table-cell>
          <table:table-cell office:value-type="float" office:value="80.961" calcext:value-type="float">
            <text:p>80.961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411" calcext:value-type="float">
            <text:p>-0.411</text:p>
          </table:table-cell>
        </table:table-row>
        <table:table-row table:style-name="ro1">
          <table:covered-table-cell/>
          <table:covered-table-cell table:style-name="ce5"/>
          <table:table-cell table:style-name="ce7" office:value-type="string" calcext:value-type="string">
            <text:p>Fall</text:p>
          </table:table-cell>
          <table:table-cell table:style-name="ce7" office:value-type="float" office:value="23.427" calcext:value-type="float">
            <text:p>23.427</text:p>
          </table:table-cell>
          <table:table-cell table:style-name="ce7" office:value-type="float" office:value="69.445" calcext:value-type="float">
            <text:p>69.445</text:p>
          </table:table-cell>
          <table:table-cell table:style-name="ce7" office:value-type="float" office:value="72.329" calcext:value-type="float">
            <text:p>72.329</text:p>
          </table:table-cell>
          <table:table-cell table:style-name="ce7" office:value-type="float" office:value="-0.047" calcext:value-type="float">
            <text:p>-0.047</text:p>
          </table:table-cell>
          <table:table-cell table:style-name="ce7" office:value-type="float" office:value="-0.477" calcext:value-type="float">
            <text:p>-0.477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UK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float" office:value="48.801" calcext:value-type="float">
            <text:p>48.801</text:p>
          </table:table-cell>
          <table:table-cell table:style-name="ce6" office:value-type="float" office:value="42.951" calcext:value-type="float">
            <text:p>42.951</text:p>
          </table:table-cell>
          <table:table-cell table:style-name="ce6" office:value-type="float" office:value="-23.461" calcext:value-type="float">
            <text:p>-23.461</text:p>
          </table:table-cell>
          <table:table-cell table:style-name="ce6" office:value-type="float" office:value="0.035" calcext:value-type="float">
            <text:p>0.035</text:p>
          </table:table-cell>
          <table:table-cell table:style-name="ce6" office:value-type="float" office:value="0.05" calcext:value-type="float">
            <text:p>0.0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ring</text:p>
          </table:table-cell>
          <table:table-cell office:value-type="float" office:value="-57.071" calcext:value-type="float">
            <text:p>-57.071</text:p>
          </table:table-cell>
          <table:table-cell office:value-type="float" office:value="-125.12" calcext:value-type="float">
            <text:p>-125.12</text:p>
          </table:table-cell>
          <table:table-cell office:value-type="float" office:value="-105.068" calcext:value-type="float">
            <text:p>-105.068</text:p>
          </table:table-cell>
          <table:table-cell office:value-type="float" office:value="0.096" calcext:value-type="float">
            <text:p>0.096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mmer</text:p>
          </table:table-cell>
          <table:table-cell office:value-type="float" office:value="-33.379" calcext:value-type="float">
            <text:p>-33.379</text:p>
          </table:table-cell>
          <table:table-cell office:value-type="float" office:value="-22.151" calcext:value-type="float">
            <text:p>-22.151</text:p>
          </table:table-cell>
          <table:table-cell office:value-type="float" office:value="39.446" calcext:value-type="float">
            <text:p>39.446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132" calcext:value-type="float">
            <text:p>-0.13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Fall</text:p>
          </table:table-cell>
          <table:table-cell office:value-type="float" office:value="43.595" calcext:value-type="float">
            <text:p>43.595</text:p>
          </table:table-cell>
          <table:table-cell office:value-type="float" office:value="93.76" calcext:value-type="float">
            <text:p>93.76</text:p>
          </table:table-cell>
          <table:table-cell office:value-type="float" office:value="94.492" calcext:value-type="float">
            <text:p>94.492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512" calcext:value-type="float">
            <text:p>-0.512</text:p>
          </table:table-cell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4">
            <text:p>MK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float" office:value="57.042" calcext:value-type="float">
            <text:p>57.042</text:p>
          </table:table-cell>
          <table:table-cell table:style-name="ce6" office:value-type="float" office:value="55.516" calcext:value-type="float">
            <text:p>55.516</text:p>
          </table:table-cell>
          <table:table-cell table:style-name="ce6" office:value-type="float" office:value="-8.951" calcext:value-type="float">
            <text:p>-8.951</text:p>
          </table:table-cell>
          <table:table-cell table:style-name="ce6" office:value-type="float" office:value="0.023" calcext:value-type="float">
            <text:p>0.023</text:p>
          </table:table-cell>
          <table:table-cell table:style-name="ce6" office:value-type="float" office:value="0.028" calcext:value-type="float">
            <text:p>0.02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ring</text:p>
          </table:table-cell>
          <table:table-cell office:value-type="float" office:value="-80.892" calcext:value-type="float">
            <text:p>-80.892</text:p>
          </table:table-cell>
          <table:table-cell office:value-type="float" office:value="-130.396" calcext:value-type="float">
            <text:p>-130.396</text:p>
          </table:table-cell>
          <table:table-cell office:value-type="float" office:value="-83.721" calcext:value-type="float">
            <text:p>-83.7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mmer</text:p>
          </table:table-cell>
          <table:table-cell office:value-type="float" office:value="-122.175" calcext:value-type="float">
            <text:p>-122.175</text:p>
          </table:table-cell>
          <table:table-cell office:value-type="float" office:value="-98.542" calcext:value-type="float">
            <text:p>-98.542</text:p>
          </table:table-cell>
          <table:table-cell office:value-type="float" office:value="28.699" calcext:value-type="float">
            <text:p>28.699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361" calcext:value-type="float">
            <text:p>-0.361</text:p>
          </table:table-cell>
        </table:table-row>
        <table:table-row table:style-name="ro1">
          <table:covered-table-cell/>
          <table:covered-table-cell table:style-name="ce5"/>
          <table:table-cell table:style-name="ce7" office:value-type="string" calcext:value-type="string">
            <text:p>Fall</text:p>
          </table:table-cell>
          <table:table-cell table:style-name="ce7" office:value-type="float" office:value="14.562" calcext:value-type="float">
            <text:p>14.562</text:p>
          </table:table-cell>
          <table:table-cell table:style-name="ce7" office:value-type="float" office:value="47.651" calcext:value-type="float">
            <text:p>47.651</text:p>
          </table:table-cell>
          <table:table-cell table:style-name="ce7" office:value-type="float" office:value="40.34" calcext:value-type="float">
            <text:p>40.34</text:p>
          </table:table-cell>
          <table:table-cell table:style-name="ce7" office:value-type="float" office:value="-0.026" calcext:value-type="float">
            <text:p>-0.026</text:p>
          </table:table-cell>
          <table:table-cell table:style-name="ce7" office:value-type="float" office:value="-0.353" calcext:value-type="float">
            <text:p>-0.353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LK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float" office:value="7.806" calcext:value-type="float">
            <text:p>7.806</text:p>
          </table:table-cell>
          <table:table-cell table:style-name="ce6" office:value-type="float" office:value="28.807" calcext:value-type="float">
            <text:p>28.807</text:p>
          </table:table-cell>
          <table:table-cell table:style-name="ce6" office:value-type="float" office:value="19.412" calcext:value-type="float">
            <text:p>19.412</text:p>
          </table:table-cell>
          <table:table-cell table:style-name="ce6" office:value-type="float" office:value="-0.01" calcext:value-type="float">
            <text:p>-0.01</text:p>
          </table:table-cell>
          <table:table-cell table:style-name="ce6" office:value-type="float" office:value="-0.238" calcext:value-type="float">
            <text:p>-0.23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ring</text:p>
          </table:table-cell>
          <table:table-cell office:value-type="float" office:value="-124.383" calcext:value-type="float">
            <text:p>-124.383</text:p>
          </table:table-cell>
          <table:table-cell office:value-type="float" office:value="-131.309" calcext:value-type="float">
            <text:p>-131.309</text:p>
          </table:table-cell>
          <table:table-cell office:value-type="float" office:value="-36.689" calcext:value-type="float">
            <text:p>-36.689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11" calcext:value-type="float">
            <text:p>-0.01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mmer</text:p>
          </table:table-cell>
          <table:table-cell office:value-type="float" office:value="-156.857" calcext:value-type="float">
            <text:p>-156.857</text:p>
          </table:table-cell>
          <table:table-cell office:value-type="float" office:value="-95.717" calcext:value-type="float">
            <text:p>-95.717</text:p>
          </table:table-cell>
          <table:table-cell office:value-type="float" office:value="79.843" calcext:value-type="float">
            <text:p>79.843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665" calcext:value-type="float">
            <text:p>-0.66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Fall</text:p>
          </table:table-cell>
          <table:table-cell office:value-type="float" office:value="-60.078" calcext:value-type="float">
            <text:p>-60.078</text:p>
          </table:table-cell>
          <table:table-cell office:value-type="float" office:value="-6.041" calcext:value-type="float">
            <text:p>-6.041</text:p>
          </table:table-cell>
          <table:table-cell office:value-type="float" office:value="63.229" calcext:value-type="float">
            <text:p>63.229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63" calcext:value-type="float">
            <text:p>-0.63</text:p>
          </table:table-cell>
        </table:table-row>
        <table:table-row table:style-name="ro1">
          <table:table-cell office:value-type="string" calcext:value-type="string" table:number-columns-spanned="1" table:number-rows-spanned="16">
            <text:p>Mid-channel</text:p>
          </table:table-cell>
          <table:table-cell table:style-name="ce3" office:value-type="string" calcext:value-type="string" table:number-columns-spanned="1" table:number-rows-spanned="4">
            <text:p>BB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float" office:value="8.018" calcext:value-type="float">
            <text:p>8.018</text:p>
          </table:table-cell>
          <table:table-cell table:style-name="ce6" office:value-type="float" office:value="10.65" calcext:value-type="float">
            <text:p>10.65</text:p>
          </table:table-cell>
          <table:table-cell table:style-name="ce6" office:value-type="float" office:value="-6.253" calcext:value-type="float">
            <text:p>-6.253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office:value-type="float" office:value="-0.044" calcext:value-type="float">
            <text:p>-0.04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ring</text:p>
          </table:table-cell>
          <table:table-cell office:value-type="float" office:value="-8.643" calcext:value-type="float">
            <text:p>-8.643</text:p>
          </table:table-cell>
          <table:table-cell office:value-type="float" office:value="-21.676" calcext:value-type="float">
            <text:p>-21.676</text:p>
          </table:table-cell>
          <table:table-cell office:value-type="float" office:value="-27.127" calcext:value-type="float">
            <text:p>-27.127</text:p>
          </table:table-cell>
          <table:table-cell office:value-type="float" office:value="0.023" calcext:value-type="float">
            <text:p>0.023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mmer</text:p>
          </table:table-cell>
          <table:table-cell office:value-type="float" office:value="-11.507" calcext:value-type="float">
            <text:p>-11.507</text:p>
          </table:table-cell>
          <table:table-cell office:value-type="float" office:value="7.501" calcext:value-type="float">
            <text:p>7.501</text:p>
          </table:table-cell>
          <table:table-cell office:value-type="float" office:value="37.342" calcext:value-type="float">
            <text:p>37.34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23" calcext:value-type="float">
            <text:p>-0.223</text:p>
          </table:table-cell>
        </table:table-row>
        <table:table-row table:style-name="ro1">
          <table:covered-table-cell/>
          <table:covered-table-cell table:style-name="ce5"/>
          <table:table-cell table:style-name="ce7" office:value-type="string" calcext:value-type="string">
            <text:p>Fall</text:p>
          </table:table-cell>
          <table:table-cell table:style-name="ce7" office:value-type="float" office:value="4.015" calcext:value-type="float">
            <text:p>4.015</text:p>
          </table:table-cell>
          <table:table-cell table:style-name="ce7" office:value-type="float" office:value="21.285" calcext:value-type="float">
            <text:p>21.285</text:p>
          </table:table-cell>
          <table:table-cell table:style-name="ce7" office:value-type="float" office:value="22.371" calcext:value-type="float">
            <text:p>22.371</text:p>
          </table:table-cell>
          <table:table-cell table:style-name="ce7" office:value-type="float" office:value="-0.016" calcext:value-type="float">
            <text:p>-0.016</text:p>
          </table:table-cell>
          <table:table-cell table:style-name="ce7" office:value-type="float" office:value="-0.192" calcext:value-type="float">
            <text:p>-0.192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UK</text:p>
          </table:table-cell>
          <table:table-cell office:value-type="string" calcext:value-type="string">
            <text:p>Winter</text:p>
          </table:table-cell>
          <table:table-cell office:value-type="float" office:value="10.67" calcext:value-type="float">
            <text:p>10.67</text:p>
          </table:table-cell>
          <table:table-cell office:value-type="float" office:value="1.717" calcext:value-type="float">
            <text:p>1.717</text:p>
          </table:table-cell>
          <table:table-cell office:value-type="float" office:value="-23.483" calcext:value-type="float">
            <text:p>-23.48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ring</text:p>
          </table:table-cell>
          <table:table-cell office:value-type="float" office:value="-3.037" calcext:value-type="float">
            <text:p>-3.037</text:p>
          </table:table-cell>
          <table:table-cell office:value-type="float" office:value="-29.045" calcext:value-type="float">
            <text:p>-29.045</text:p>
          </table:table-cell>
          <table:table-cell office:value-type="float" office:value="-36.734" calcext:value-type="float">
            <text:p>-36.734</text:p>
          </table:table-cell>
          <table:table-cell office:value-type="float" office:value="0.034" calcext:value-type="float">
            <text:p>0.034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mmer</text:p>
          </table:table-cell>
          <table:table-cell office:value-type="float" office:value="-7.32" calcext:value-type="float">
            <text:p>-7.32</text:p>
          </table:table-cell>
          <table:table-cell office:value-type="float" office:value="0.628" calcext:value-type="float">
            <text:p>0.628</text:p>
          </table:table-cell>
          <table:table-cell office:value-type="float" office:value="25.464" calcext:value-type="float">
            <text:p>25.46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87" calcext:value-type="float">
            <text:p>-0.08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Fall</text:p>
          </table:table-cell>
          <table:table-cell office:value-type="float" office:value="0.495" calcext:value-type="float">
            <text:p>0.495</text:p>
          </table:table-cell>
          <table:table-cell office:value-type="float" office:value="16.03" calcext:value-type="float">
            <text:p>16.03</text:p>
          </table:table-cell>
          <table:table-cell office:value-type="float" office:value="17.721" calcext:value-type="float">
            <text:p>17.721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172" calcext:value-type="float">
            <text:p>-0.172</text:p>
          </table:table-cell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4">
            <text:p>MK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float" office:value="25.303" calcext:value-type="float">
            <text:p>25.303</text:p>
          </table:table-cell>
          <table:table-cell table:style-name="ce6" office:value-type="float" office:value="24.516" calcext:value-type="float">
            <text:p>24.516</text:p>
          </table:table-cell>
          <table:table-cell table:style-name="ce6" office:value-type="float" office:value="-6.806" calcext:value-type="float">
            <text:p>-6.806</text:p>
          </table:table-cell>
          <table:table-cell table:style-name="ce6" office:value-type="float" office:value="0.013" calcext:value-type="float">
            <text:p>0.013</text:p>
          </table:table-cell>
          <table:table-cell table:style-name="ce6" office:value-type="float" office:value="-0.003" calcext:value-type="float">
            <text:p>-0.00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ring</text:p>
          </table:table-cell>
          <table:table-cell office:value-type="float" office:value="-37.168" calcext:value-type="float">
            <text:p>-37.168</text:p>
          </table:table-cell>
          <table:table-cell office:value-type="float" office:value="-65.554" calcext:value-type="float">
            <text:p>-65.554</text:p>
          </table:table-cell>
          <table:table-cell office:value-type="float" office:value="-48.073" calcext:value-type="float">
            <text:p>-48.073</text:p>
          </table:table-cell>
          <table:table-cell office:value-type="float" office:value="0.038" calcext:value-type="float">
            <text:p>0.038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mmer</text:p>
          </table:table-cell>
          <table:table-cell office:value-type="float" office:value="-61.622" calcext:value-type="float">
            <text:p>-61.622</text:p>
          </table:table-cell>
          <table:table-cell office:value-type="float" office:value="-50.878" calcext:value-type="float">
            <text:p>-50.878</text:p>
          </table:table-cell>
          <table:table-cell office:value-type="float" office:value="15.005" calcext:value-type="float">
            <text:p>15.005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covered-table-cell/>
          <table:covered-table-cell table:style-name="ce5"/>
          <table:table-cell table:style-name="ce7" office:value-type="string" calcext:value-type="string">
            <text:p>Fall</text:p>
          </table:table-cell>
          <table:table-cell table:style-name="ce7" office:value-type="float" office:value="6.045" calcext:value-type="float">
            <text:p>6.045</text:p>
          </table:table-cell>
          <table:table-cell table:style-name="ce7" office:value-type="float" office:value="21.276" calcext:value-type="float">
            <text:p>21.276</text:p>
          </table:table-cell>
          <table:table-cell table:style-name="ce7" office:value-type="float" office:value="13.518" calcext:value-type="float">
            <text:p>13.518</text:p>
          </table:table-cell>
          <table:table-cell table:style-name="ce7" office:value-type="float" office:value="-0.009" calcext:value-type="float">
            <text:p>-0.009</text:p>
          </table:table-cell>
          <table:table-cell table:style-name="ce7" office:value-type="float" office:value="-0.169" calcext:value-type="float">
            <text:p>-0.169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LK</text:p>
          </table:table-cell>
          <table:table-cell office:value-type="string" calcext:value-type="string">
            <text:p>Winter</text:p>
          </table:table-cell>
          <table:table-cell office:value-type="float" office:value="13.612" calcext:value-type="float">
            <text:p>13.612</text:p>
          </table:table-cell>
          <table:table-cell office:value-type="float" office:value="32.012" calcext:value-type="float">
            <text:p>32.012</text:p>
          </table:table-cell>
          <table:table-cell office:value-type="float" office:value="22.315" calcext:value-type="float">
            <text:p>22.315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189" calcext:value-type="float">
            <text:p>-0.18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ring</text:p>
          </table:table-cell>
          <table:table-cell office:value-type="float" office:value="-49.103" calcext:value-type="float">
            <text:p>-49.103</text:p>
          </table:table-cell>
          <table:table-cell office:value-type="float" office:value="-53.502" calcext:value-type="float">
            <text:p>-53.502</text:p>
          </table:table-cell>
          <table:table-cell office:value-type="float" office:value="-13.132" calcext:value-type="float">
            <text:p>-13.13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mmer</text:p>
          </table:table-cell>
          <table:table-cell office:value-type="float" office:value="-67.336" calcext:value-type="float">
            <text:p>-67.336</text:p>
          </table:table-cell>
          <table:table-cell office:value-type="float" office:value="-50.776" calcext:value-type="float">
            <text:p>-50.776</text:p>
          </table:table-cell>
          <table:table-cell office:value-type="float" office:value="27.591" calcext:value-type="float">
            <text:p>27.591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268" calcext:value-type="float">
            <text:p>-0.268</text:p>
          </table:table-cell>
        </table:table-row>
        <table:table-row table:style-name="ro1">
          <table:covered-table-cell table:number-columns-repeated="2"/>
          <table:table-cell table:style-name="ce7" office:value-type="string" calcext:value-type="string">
            <text:p>Fall</text:p>
          </table:table-cell>
          <table:table-cell table:style-name="ce7" office:value-type="float" office:value="-11.147" calcext:value-type="float">
            <text:p>-11.147</text:p>
          </table:table-cell>
          <table:table-cell table:style-name="ce7" office:value-type="float" office:value="4.842" calcext:value-type="float">
            <text:p>4.842</text:p>
          </table:table-cell>
          <table:table-cell table:style-name="ce7" office:value-type="float" office:value="17.887" calcext:value-type="float">
            <text:p>17.887</text:p>
          </table:table-cell>
          <table:table-cell table:style-name="ce7" office:value-type="float" office:value="-0.016" calcext:value-type="float">
            <text:p>-0.016</text:p>
          </table:table-cell>
          <table:table-cell table:style-name="ce7" office:value-type="float" office:value="-0.184" calcext:value-type="float">
            <text:p>-0.184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16">
            <text:p>Offshore</text:p>
          </table:table-cell>
          <table:table-cell table:style-name="ce3" office:value-type="string" calcext:value-type="string" table:number-columns-spanned="1" table:number-rows-spanned="4">
            <text:p>BB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float" office:value="1.049" calcext:value-type="float">
            <text:p>1.049</text:p>
          </table:table-cell>
          <table:table-cell table:style-name="ce6" office:value-type="float" office:value="-1.105" calcext:value-type="float">
            <text:p>-1.105</text:p>
          </table:table-cell>
          <table:table-cell table:style-name="ce6" office:value-type="float" office:value="-7.574" calcext:value-type="float">
            <text:p>-7.574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office:value-type="float" office:value="0.022" calcext:value-type="float">
            <text:p>0.02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ring</text:p>
          </table:table-cell>
          <table:table-cell office:value-type="float" office:value="-3.894" calcext:value-type="float">
            <text:p>-3.894</text:p>
          </table:table-cell>
          <table:table-cell office:value-type="float" office:value="-0.399" calcext:value-type="float">
            <text:p>-0.399</text:p>
          </table:table-cell>
          <table:table-cell office:value-type="float" office:value="2.396" calcext:value-type="float">
            <text:p>2.396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36" calcext:value-type="float">
            <text:p>-0.03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mmer</text:p>
          </table:table-cell>
          <table:table-cell office:value-type="float" office:value="-4.71" calcext:value-type="float">
            <text:p>-4.71</text:p>
          </table:table-cell>
          <table:table-cell office:value-type="float" office:value="4.527" calcext:value-type="float">
            <text:p>4.527</text:p>
          </table:table-cell>
          <table:table-cell office:value-type="float" office:value="19.561" calcext:value-type="float">
            <text:p>19.561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104" calcext:value-type="float">
            <text:p>-0.104</text:p>
          </table:table-cell>
        </table:table-row>
        <table:table-row table:style-name="ro1">
          <table:covered-table-cell/>
          <table:covered-table-cell table:style-name="ce5"/>
          <table:table-cell table:style-name="ce7" office:value-type="string" calcext:value-type="string">
            <text:p>Fall</text:p>
          </table:table-cell>
          <table:table-cell table:style-name="ce7" office:value-type="float" office:value="-0.037" calcext:value-type="float">
            <text:p>-0.037</text:p>
          </table:table-cell>
          <table:table-cell table:style-name="ce7" office:value-type="float" office:value="3.745" calcext:value-type="float">
            <text:p>3.745</text:p>
          </table:table-cell>
          <table:table-cell table:style-name="ce7" office:value-type="float" office:value="3.773" calcext:value-type="float">
            <text:p>3.773</text:p>
          </table:table-cell>
          <table:table-cell table:style-name="ce7" office:value-type="float" office:value="-0.003" calcext:value-type="float">
            <text:p>-0.003</text:p>
          </table:table-cell>
          <table:table-cell table:style-name="ce7" office:value-type="float" office:value="-0.043" calcext:value-type="float">
            <text:p>-0.043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UK</text:p>
          </table:table-cell>
          <table:table-cell office:value-type="string" calcext:value-type="string">
            <text:p>Winter</text:p>
          </table:table-cell>
          <table:table-cell office:value-type="float" office:value="3.851" calcext:value-type="float">
            <text:p>3.851</text:p>
          </table:table-cell>
          <table:table-cell office:value-type="float" office:value="-0.199" calcext:value-type="float">
            <text:p>-0.199</text:p>
          </table:table-cell>
          <table:table-cell office:value-type="float" office:value="-8.956" calcext:value-type="float">
            <text:p>-8.95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ring</text:p>
          </table:table-cell>
          <table:table-cell office:value-type="float" office:value="-1.958" calcext:value-type="float">
            <text:p>-1.958</text:p>
          </table:table-cell>
          <table:table-cell office:value-type="float" office:value="-1.414" calcext:value-type="float">
            <text:p>-1.414</text:p>
          </table:table-cell>
          <table:table-cell office:value-type="float" office:value="-0.487" calcext:value-type="float">
            <text:p>-0.487</text:p>
          </table:table-cell>
          <table:table-cell office:value-type="float" office:value="0" calcext:value-type="float">
            <text:p>0</text:p>
          </table:table-cell>
          <table:table-cell office:value-type="float" office:value="-0.007" calcext:value-type="float">
            <text:p>-0.0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mmer</text:p>
          </table:table-cell>
          <table:table-cell office:value-type="float" office:value="-5.398" calcext:value-type="float">
            <text:p>-5.398</text:p>
          </table:table-cell>
          <table:table-cell office:value-type="float" office:value="-3.278" calcext:value-type="float">
            <text:p>-3.278</text:p>
          </table:table-cell>
          <table:table-cell office:value-type="float" office:value="10.457" calcext:value-type="float">
            <text:p>10.45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Fall</text:p>
          </table:table-cell>
          <table:table-cell office:value-type="float" office:value="-1.478" calcext:value-type="float">
            <text:p>-1.478</text:p>
          </table:table-cell>
          <table:table-cell office:value-type="float" office:value="2.354" calcext:value-type="float">
            <text:p>2.354</text:p>
          </table:table-cell>
          <table:table-cell office:value-type="float" office:value="2.151" calcext:value-type="float">
            <text:p>2.151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45" calcext:value-type="float">
            <text:p>-0.045</text:p>
          </table:table-cell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4">
            <text:p>MK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float" office:value="4.594" calcext:value-type="float">
            <text:p>4.594</text:p>
          </table:table-cell>
          <table:table-cell table:style-name="ce6" office:value-type="float" office:value="7.947" calcext:value-type="float">
            <text:p>7.947</text:p>
          </table:table-cell>
          <table:table-cell table:style-name="ce6" office:value-type="float" office:value="-1.777" calcext:value-type="float">
            <text:p>-1.777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-0.044" calcext:value-type="float">
            <text:p>-0.04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ring</text:p>
          </table:table-cell>
          <table:table-cell office:value-type="float" office:value="-7.457" calcext:value-type="float">
            <text:p>-7.457</text:p>
          </table:table-cell>
          <table:table-cell office:value-type="float" office:value="-13.64" calcext:value-type="float">
            <text:p>-13.64</text:p>
          </table:table-cell>
          <table:table-cell office:value-type="float" office:value="-13.562" calcext:value-type="float">
            <text:p>-13.56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mmer</text:p>
          </table:table-cell>
          <table:table-cell office:value-type="float" office:value="-21.526" calcext:value-type="float">
            <text:p>-21.526</text:p>
          </table:table-cell>
          <table:table-cell office:value-type="float" office:value="-17.565" calcext:value-type="float">
            <text:p>-17.565</text:p>
          </table:table-cell>
          <table:table-cell office:value-type="float" office:value="4.106" calcext:value-type="float">
            <text:p>4.106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63" calcext:value-type="float">
            <text:p>-0.063</text:p>
          </table:table-cell>
        </table:table-row>
        <table:table-row table:style-name="ro1">
          <table:covered-table-cell/>
          <table:covered-table-cell table:style-name="ce5"/>
          <table:table-cell table:style-name="ce7" office:value-type="string" calcext:value-type="string">
            <text:p>Fall</text:p>
          </table:table-cell>
          <table:table-cell table:style-name="ce7" office:value-type="float" office:value="-1.226" calcext:value-type="float">
            <text:p>-1.226</text:p>
          </table:table-cell>
          <table:table-cell table:style-name="ce7" office:value-type="float" office:value="0.495" calcext:value-type="float">
            <text:p>0.495</text:p>
          </table:table-cell>
          <table:table-cell table:style-name="ce7" office:value-type="float" office:value="-1.728" calcext:value-type="float">
            <text:p>-1.728</text:p>
          </table:table-cell>
          <table:table-cell table:style-name="ce7" office:value-type="float" office:value="0.002" calcext:value-type="float">
            <text:p>0.002</text:p>
          </table:table-cell>
          <table:table-cell table:style-name="ce7" office:value-type="float" office:value="-0.02" calcext:value-type="float">
            <text:p>-0.02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4">
            <text:p>LK</text:p>
          </table:table-cell>
          <table:table-cell office:value-type="string" calcext:value-type="string">
            <text:p>Winter</text:p>
          </table:table-cell>
          <table:table-cell office:value-type="float" office:value="1.967" calcext:value-type="float">
            <text:p>1.967</text:p>
          </table:table-cell>
          <table:table-cell office:value-type="float" office:value="7.404" calcext:value-type="float">
            <text:p>7.404</text:p>
          </table:table-cell>
          <table:table-cell office:value-type="float" office:value="2.021" calcext:value-type="float">
            <text:p>2.02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68" calcext:value-type="float">
            <text:p>-0.06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ring</text:p>
          </table:table-cell>
          <table:table-cell office:value-type="float" office:value="-11.462" calcext:value-type="float">
            <text:p>-11.462</text:p>
          </table:table-cell>
          <table:table-cell office:value-type="float" office:value="-6.054" calcext:value-type="float">
            <text:p>-6.054</text:p>
          </table:table-cell>
          <table:table-cell office:value-type="float" office:value="7.083" calcext:value-type="float">
            <text:p>7.083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63" calcext:value-type="float">
            <text:p>-0.06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mmer</text:p>
          </table:table-cell>
          <table:table-cell office:value-type="float" office:value="-10.336" calcext:value-type="float">
            <text:p>-10.336</text:p>
          </table:table-cell>
          <table:table-cell office:value-type="float" office:value="0.403" calcext:value-type="float">
            <text:p>0.403</text:p>
          </table:table-cell>
          <table:table-cell office:value-type="float" office:value="21.332" calcext:value-type="float">
            <text:p>21.332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145" calcext:value-type="float">
            <text:p>-0.145</text:p>
          </table:table-cell>
        </table:table-row>
        <table:table-row table:style-name="ro1">
          <table:covered-table-cell table:number-columns-repeated="2" table:style-name="ce5"/>
          <table:table-cell table:style-name="ce7" office:value-type="string" calcext:value-type="string">
            <text:p>Fall</text:p>
          </table:table-cell>
          <table:table-cell table:style-name="ce7" office:value-type="float" office:value="-3.336" calcext:value-type="float">
            <text:p>-3.336</text:p>
          </table:table-cell>
          <table:table-cell table:style-name="ce7" office:value-type="float" office:value="1.479" calcext:value-type="float">
            <text:p>1.479</text:p>
          </table:table-cell>
          <table:table-cell table:style-name="ce7" office:value-type="float" office:value="3.87" calcext:value-type="float">
            <text:p>3.87</text:p>
          </table:table-cell>
          <table:table-cell table:style-name="ce7" office:value-type="float" office:value="-0.003" calcext:value-type="float">
            <text:p>-0.003</text:p>
          </table:table-cell>
          <table:table-cell table:style-name="ce7" office:value-type="float" office:value="-0.058" calcext:value-type="float">
            <text:p>-0.0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9T10:46:52.086609153</dc:date>
    <meta:editing-duration>PT26M51S</meta:editing-duration>
    <meta:editing-cycles>1</meta:editing-cycles>
    <meta:document-statistic meta:table-count="1" meta:cell-count="311" meta:object-count="0"/>
    <meta:generator>LibreOffice/7.3.7.2$Linux_X86_64 LibreOffice_project/30$Build-2</meta:generator>
  </office:meta>
</office:document-meta>
</file>